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3.854cm"/>
    </style:style>
    <style:style style:name="co3" style:family="table-column">
      <style:table-column-properties fo:break-before="auto" style:column-width="5.084cm"/>
    </style:style>
    <style:style style:name="co4" style:family="table-column">
      <style:table-column-properties fo:break-before="auto" style:column-width="5.138cm"/>
    </style:style>
    <style:style style:name="co5" style:family="table-column">
      <style:table-column-properties fo:break-before="auto" style:column-width="2.787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18cm"/>
    </style:style>
    <style:style style:name="co12" style:family="table-column">
      <style:table-column-properties fo:break-before="auto" style:column-width="4.01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raitemen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[titre]</text:p>
          </table:table-cell>
          <table:table-cell table:number-columns-repeated="12"/>
        </table:table-row>
        <table:table-row table:style-name="ro1">
          <table:table-cell office:value-type="string">
            <text:p>Document généré le [onshow..now;frm='dd/mm/yyyy à hh:nn:ss']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Eleve</text:p>
          </table:table-cell>
          <table:table-cell table:style-name="ce1" office:value-type="string">
            <text:p>Saisies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Manquement obligation scolaire</text:p>
          </table:table-cell>
          <table:table-cell table:style-name="ce1" office:value-type="string">
            <text:p>Sous resp. etab.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Justification</text:p>
          </table:table-cell>
          <table:table-cell table:style-name="ce1" office:value-type="string">
            <text:p>Notifications</text:p>
          </table:table-cell>
          <table:table-cell table:style-name="ce1" office:value-type="string">
            <text:p>Date création</text:p>
          </table:table-cell>
          <table:table-cell table:style-name="ce1" office:value-type="string">
            <text:p>Modification</text:p>
          </table:table-cell>
          <table:table-cell table:style-name="ce1" office:value-type="string">
            <text:p>Com.</text:p>
          </table:table-cell>
        </table:table-row>
        <table:table-row table:style-name="ro1">
          <table:table-cell office:value-type="string">
            <text:p>[traitement_col.traitement.getId;block=table:table-row]</text:p>
          </table:table-cell>
          <table:table-cell office:value-type="string">
            <text:p>[traitement_col.utilisateur]</text:p>
          </table:table-cell>
          <table:table-cell office:value-type="string">
            <text:p>[traitement_col.eleve_str]</text:p>
          </table:table-cell>
          <table:table-cell office:value-type="string">
            <text:p>[traitement_col.saisie_str]</text:p>
          </table:table-cell>
          <table:table-cell office:value-type="string">
            <text:p>[traitement_col.classe_str]</text:p>
          </table:table-cell>
          <table:table-cell office:value-type="string">
            <text:p>[traitement_col.traitement.getManquementObligationPresence]</text:p>
          </table:table-cell>
          <table:table-cell office:value-type="string">
            <text:p>[traitement_col.traitement.getSousResponsabiliteEtablissement]</text:p>
          </table:table-cell>
          <table:table-cell office:value-type="string">
            <text:p>[traitement_col.motif_str]</text:p>
          </table:table-cell>
          <table:table-cell office:value-type="string">
            <text:p>[traitement_col.justification_str]</text:p>
          </table:table-cell>
          <table:table-cell office:value-type="string">
            <text:p>[traitement_col.notification_str]</text:p>
          </table:table-cell>
          <table:table-cell office:value-type="string">
            <text:p>[traitement_col.creation_str]</text:p>
          </table:table-cell>
          <table:table-cell office:value-type="string">
            <text:p>[traitement_col.modification_str]</text:p>
          </table:table-cell>
          <table:table-cell office:value-type="string">
            <text:p>[traitement_col.traitement.getCommentaire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7">17/12/2010</text:date>, <text:time>14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9-10-28T22:20:28</meta:creation-date>
    <dc:date>2010-12-17T14:37:38</dc:date>
    <meta:editing-cycles>62</meta:editing-cycles>
    <meta:editing-duration>PT03H13M53S</meta:editing-duration>
    <dc:creator>Josselin Jacquard</dc:creator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